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Regular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2.7035in"/>
    </style:style>
    <style:style style:name="co3" style:family="table-column">
      <style:table-column-properties fo:break-before="auto" style:column-width="1.1228in"/>
    </style:style>
    <style:style style:name="co4" style:family="table-column">
      <style:table-column-properties fo:break-before="auto" style:column-width="1.2181in"/>
    </style:style>
    <style:style style:name="co5" style:family="table-column">
      <style:table-column-properties fo:break-before="auto" style:column-width="1.3126in"/>
    </style:style>
    <style:style style:name="co6" style:family="table-column">
      <style:table-column-properties fo:break-before="auto" style:column-width="1.2917in"/>
    </style:style>
    <style:style style:name="co7" style:family="table-column">
      <style:table-column-properties fo:break-before="auto" style:column-width="0.9228in"/>
    </style:style>
    <style:style style:name="co8" style:family="table-column">
      <style:table-column-properties fo:break-before="auto" style:column-width="1.4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Trabalhos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" style:family="table-cell" style:parent-style-name="Input">
      <style:table-cell-properties fo:background-color="#dddddd" style:cell-protect="none" style:print-content="tru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" style:family="table-cell" style:parent-style-name="Input">
      <style:table-cell-properties fo:background-color="#dddddd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" style:family="table-cell" style:parent-style-name="_30_._20_Default">
      <style:table-cell-properties style:cell-protect="protected" style:print-content="true" style:text-align-source="fix" style:repeat-content="false" fo:wrap-option="no-wrap" fo:border="0.74pt solid #000000" style:direction="ltr" style:rotation-angle="0" style:shrink-to-fit="fals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Input">
      <style:table-cell-properties fo:background-color="#dddddd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3" style:family="table-cell" style:parent-style-name="_30_._20_Default_20_Date" style:data-style-name="N20130">
      <style:table-cell-properties style:cell-protect="protected" style:print-content="true" style:text-align-source="fix" style:repeat-content="false" fo:wrap-option="no-wrap" fo:border="0.74pt solid #000000" style:direction="ltr" style:rotation-angle="0" style:shrink-to-fit="fals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20130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 style:data-style-name="N2013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" style:family="table-cell" style:parent-style-name="_30_._20_Default">
      <style:table-cell-properties style:cell-protect="protected" style:print-content="true" style:text-align-source="fix" style:repeat-content="false" fo:wrap-option="no-wrap" fo:border="0.74pt solid #000000" style:direction="ltr" style:rotation-angle="0" style:shrink-to-fit="fals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1. Baixa&quot;" style:apply-style-name="_32_._20_Green" style:base-cell-address="Trabalhos.G4"/>
      <style:map style:condition="cell-content()=&quot;2. Média&quot;" style:apply-style-name="_33_._20_Orange" style:base-cell-address="Trabalhos.G4"/>
      <style:map style:condition="cell-content()=&quot;3. Alta&quot;" style:apply-style-name="_34_._20_Red" style:base-cell-address="Trabalhos.G4"/>
      <style:map style:condition="cell-content()=&quot;0. Completo&quot;" style:apply-style-name="_31_._20_Blue" style:base-cell-address="Trabalhos.G4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1. Baixa&quot;" style:apply-style-name="_32_._20_Green" style:base-cell-address="Trabalhos.G4"/>
      <style:map style:condition="cell-content()=&quot;2. Média&quot;" style:apply-style-name="_33_._20_Orange" style:base-cell-address="Trabalhos.G4"/>
      <style:map style:condition="cell-content()=&quot;3. Alta&quot;" style:apply-style-name="_34_._20_Red" style:base-cell-address="Trabalhos.G4"/>
      <style:map style:condition="cell-content()=&quot;0. Completo&quot;" style:apply-style-name="_31_._20_Blue" style:base-cell-address="Trabalhos.G4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0" style:family="table-cell" style:parent-style-name="_30_._20_Default">
      <style:table-cell-properties style:cell-protect="protected" style:print-content="true" style:text-align-source="fix" style:repeat-content="false" fo:wrap-option="no-wrap" fo:border="0.74pt solid #000000" style:direction="ltr" style:rotation-angle="0" style:shrink-to-fit="fals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1. Por fazer&quot;" style:apply-style-name="_34_._20_Red" style:base-cell-address="Trabalhos.H4"/>
      <style:map style:condition="cell-content()=&quot;2. Adiado&quot;" style:apply-style-name="_33_._20_Orange" style:base-cell-address="Trabalhos.H4"/>
      <style:map style:condition="cell-content()=&quot;3. Em desenvolvimento&quot;" style:apply-style-name="_32_._20_Green" style:base-cell-address="Trabalhos.H4"/>
      <style:map style:condition="cell-content()=&quot;0. Completo&quot;" style:apply-style-name="_31_._20_Blue" style:base-cell-address="Trabalhos.H4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1. Por fazer&quot;" style:apply-style-name="_34_._20_Red" style:base-cell-address="Trabalhos.H4"/>
      <style:map style:condition="cell-content()=&quot;2. Adiado&quot;" style:apply-style-name="_33_._20_Orange" style:base-cell-address="Trabalhos.H4"/>
      <style:map style:condition="cell-content()=&quot;3. Em desenvolvimento&quot;" style:apply-style-name="_32_._20_Green" style:base-cell-address="Trabalhos.H4"/>
      <style:map style:condition="cell-content()=&quot;0. Completo&quot;" style:apply-style-name="_31_._20_Blue" style:base-cell-address="Trabalhos.H4"/>
    </style:style>
    <style:style style:name="ce2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Trabalhos.F1">
          <table:error-message table:message-type="stop" table:display="true"/>
        </table:content-validation>
        <table:content-validation table:name="val2" table:condition="of:cell-content-is-in-list(&quot;0. Completo&quot;;&quot;1. Baixa&quot;;&quot;2. Média&quot;;&quot;3. Alta&quot;)" table:allow-empty-cell="true" table:display-list="sort-ascending" table:base-cell-address="Trabalhos.G4">
          <table:error-message table:message-type="stop" table:display="true"/>
        </table:content-validation>
        <table:content-validation table:name="val3" table:condition="of:cell-content-is-in-list(&quot;1. Baixa&quot;;&quot;2. Média&quot;;&quot;3. Alta&quot;;&quot;4. Crítica&quot;)" table:allow-empty-cell="true" table:display-list="unsorted" table:base-cell-address="Trabalhos.G4">
          <table:error-message table:message-type="stop" table:display="true"/>
        </table:content-validation>
        <table:content-validation table:name="val4" table:condition="of:cell-content-is-in-list(&quot;1. Por fazer&quot;;&quot;2. Adiado&quot;;&quot;3. Em desenvolvimento&quot;;&quot;0. Completo&quot;)" table:allow-empty-cell="true" table:display-list="sort-ascending" table:base-cell-address="Trabalhos.H4"/>
        <table:content-validation table:name="val5" table:condition="of:cell-content-is-in-list(&quot;1. Por fazer&quot;;&quot;2. Adiado&quot;;&quot;3. Em desenvolvimento&quot;;&quot;4. Completo&quot;)" table:allow-empty-cell="true" table:display-list="unsorted" table:base-cell-address="Trabalhos.H4"/>
      </table:content-validations>
      <table:table table:name="Trabalh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2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1">
          <table:table-cell table:number-columns-repeated="5"/>
          <table:table-cell table:style-name="ce1" table:content-validation-name="val1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Cibersegurança | CET 8493 | Trabalhos</text:p>
          </table:table-cell>
          <table:covered-table-cell table:number-columns-repeated="3" table:style-name="ce21"/>
          <table:covered-table-cell table:style-name="ce4" table:content-validation-name="val1"/>
          <table:covered-table-cell table:number-columns-repeated="2" table:style-name="ce21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UFCD</text:p>
          </table:table-cell>
          <table:table-cell table:style-name="ce4" office:value-type="string" calcext:value-type="string">
            <text:p>Formador</text:p>
          </table:table-cell>
          <table:table-cell table:style-name="ce4" office:value-type="string" calcext:value-type="string">
            <text:p>Trabalho</text:p>
          </table:table-cell>
          <table:table-cell table:style-name="ce4" office:value-type="string" calcext:value-type="string">
            <text:p>Formato</text:p>
          </table:table-cell>
          <table:table-cell table:style-name="ce4" table:content-validation-name="val1" office:value-type="string" calcext:value-type="string">
            <text:p>Prazo</text:p>
          </table:table-cell>
          <table:table-cell table:style-name="ce4" office:value-type="string" calcext:value-type="string">
            <text:p>Prioridade</text:p>
          </table:table-cell>
          <table:table-cell table:style-name="ce4" office:value-type="string" calcext:value-type="string">
            <text:p>Estado</text:p>
          </table:table-cell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Análise de vulnerabilidades – desenvolvimento</text:p>
          </table:table-cell>
          <table:table-cell table:style-name="ce5" office:value-type="string" calcext:value-type="string">
            <text:p>Rogélio Rodrigues</text:p>
          </table:table-cell>
          <table:table-cell table:style-name="ce5" office:value-type="string" calcext:value-type="string">
            <text:p>Projeto</text:p>
          </table:table-cell>
          <table:table-cell table:style-name="ce5" office:value-type="string" calcext:value-type="string">
            <text:p>VM</text:p>
          </table:table-cell>
          <table:table-cell table:style-name="ce23" table:content-validation-name="val1" office:value-type="string" calcext:value-type="string">
            <text:p>?</text:p>
          </table:table-cell>
          <table:table-cell table:style-name="ce35" table:content-validation-name="val2" office:value-type="string" calcext:value-type="string">
            <text:p>3. Alta</text:p>
          </table:table-cell>
          <table:table-cell table:style-name="ce40" table:content-validation-name="val4" office:value-type="string" calcext:value-type="string">
            <text:p>1. Por fazer</text:p>
          </table:table-cell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Cibersegurança Ativa</text:p>
          </table:table-cell>
          <table:table-cell table:style-name="ce5" office:value-type="string" calcext:value-type="string">
            <text:p>Paulo Vaz</text:p>
          </table:table-cell>
          <table:table-cell table:style-name="ce5" office:value-type="string" calcext:value-type="string">
            <text:p>Análise Forense 1</text:p>
          </table:table-cell>
          <table:table-cell table:style-name="ce5" office:value-type="string" calcext:value-type="string">
            <text:p>Any</text:p>
          </table:table-cell>
          <table:table-cell table:style-name="ce23" table:content-validation-name="val1" office:value-type="string" calcext:value-type="string">
            <text:p>24 de maio 12AM</text:p>
          </table:table-cell>
          <table:table-cell table:style-name="ce35" table:content-validation-name="val2" office:value-type="string" calcext:value-type="string">
            <text:p>1. Baixa</text:p>
          </table:table-cell>
          <table:table-cell table:style-name="ce40" table:content-validation-name="val4" office:value-type="string" calcext:value-type="string">
            <text:p>1. Por fazer</text:p>
          </table:table-cell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Cibersegurança Ativa</text:p>
          </table:table-cell>
          <table:table-cell table:style-name="ce5" office:value-type="string" calcext:value-type="string">
            <text:p>Paulo Vaz</text:p>
          </table:table-cell>
          <table:table-cell table:style-name="ce5" office:value-type="string" calcext:value-type="string">
            <text:p>Caso 1</text:p>
          </table:table-cell>
          <table:table-cell table:style-name="ce5" office:value-type="string" calcext:value-type="string">
            <text:p>Any</text:p>
          </table:table-cell>
          <table:table-cell table:style-name="ce23" table:content-validation-name="val1" office:value-type="string" calcext:value-type="string">
            <text:p>24 de maio 12AM</text:p>
          </table:table-cell>
          <table:table-cell table:style-name="ce35" table:content-validation-name="val2" office:value-type="string" calcext:value-type="string">
            <text:p>1. Baixa</text:p>
          </table:table-cell>
          <table:table-cell table:style-name="ce40" table:content-validation-name="val4" office:value-type="string" calcext:value-type="string">
            <text:p>1. Por fazer</text:p>
          </table:table-cell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Cibersegurança Ativa</text:p>
          </table:table-cell>
          <table:table-cell table:style-name="ce5" office:value-type="string" calcext:value-type="string">
            <text:p>Paulo Vaz</text:p>
          </table:table-cell>
          <table:table-cell table:style-name="ce5" office:value-type="string" calcext:value-type="string">
            <text:p>Caso 2</text:p>
          </table:table-cell>
          <table:table-cell table:style-name="ce5" office:value-type="string" calcext:value-type="string">
            <text:p>Any</text:p>
          </table:table-cell>
          <table:table-cell table:style-name="ce23" table:content-validation-name="val1" office:value-type="string" calcext:value-type="string">
            <text:p>24 de maio 12AM</text:p>
          </table:table-cell>
          <table:table-cell table:style-name="ce35" table:content-validation-name="val2" office:value-type="string" calcext:value-type="string">
            <text:p>1. Baixa</text:p>
          </table:table-cell>
          <table:table-cell table:style-name="ce40" table:content-validation-name="val4" office:value-type="string" calcext:value-type="string">
            <text:p>1. Por fazer</text:p>
          </table:table-cell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Cibersegurança Ativa</text:p>
          </table:table-cell>
          <table:table-cell table:style-name="ce5" office:value-type="string" calcext:value-type="string">
            <text:p>Paulo Vaz</text:p>
          </table:table-cell>
          <table:table-cell table:style-name="ce5" office:value-type="string" calcext:value-type="string">
            <text:p>Caso 3</text:p>
          </table:table-cell>
          <table:table-cell table:style-name="ce5" office:value-type="string" calcext:value-type="string">
            <text:p>Any</text:p>
          </table:table-cell>
          <table:table-cell table:style-name="ce23" table:content-validation-name="val1" office:value-type="string" calcext:value-type="string">
            <text:p>24 de maio 12AM</text:p>
          </table:table-cell>
          <table:table-cell table:style-name="ce35" table:content-validation-name="val2" office:value-type="string" calcext:value-type="string">
            <text:p>1. Baixa</text:p>
          </table:table-cell>
          <table:table-cell table:style-name="ce40" table:content-validation-name="val4" office:value-type="string" calcext:value-type="string">
            <text:p>1. Por fazer</text:p>
          </table:table-cell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Enquadramento operacional de cibersegurança</text:p>
          </table:table-cell>
          <table:table-cell table:style-name="ce5" office:value-type="string" calcext:value-type="string">
            <text:p>João Almeida</text:p>
          </table:table-cell>
          <table:table-cell table:style-name="ce5" office:value-type="string" calcext:value-type="string">
            <text:p>Campanha Phishing</text:p>
          </table:table-cell>
          <table:table-cell table:style-name="ce5" office:value-type="string" calcext:value-type="string">
            <text:p>PDF</text:p>
          </table:table-cell>
          <table:table-cell table:style-name="ce23" table:content-validation-name="val1" office:value-type="string" calcext:value-type="string">
            <text:p>16 de maio 1AM</text:p>
          </table:table-cell>
          <table:table-cell table:style-name="ce35" table:content-validation-name="val2" office:value-type="string" calcext:value-type="string">
            <text:p>2. Média</text:p>
          </table:table-cell>
          <table:table-cell table:style-name="ce40" table:content-validation-name="val4" office:value-type="string" calcext:value-type="string">
            <text:p>3. Em desenvolvimento</text:p>
          </table:table-cell>
          <table:table-cell table:number-columns-repeated="16376"/>
        </table:table-row>
        <table:table-row table:style-name="ro1">
          <table:table-cell/>
          <table:table-cell table:style-name="ce9" office:value-type="string" calcext:value-type="string">
            <text:p>Instalação de redes locais + Serviços de rede</text:p>
          </table:table-cell>
          <table:table-cell table:style-name="ce9" office:value-type="string" calcext:value-type="string">
            <text:p>Manuel Ramos</text:p>
          </table:table-cell>
          <table:table-cell table:style-name="ce9" office:value-type="string" calcext:value-type="string">
            <text:p>Projeto</text:p>
          </table:table-cell>
          <table:table-cell table:style-name="ce9" office:value-type="string" calcext:value-type="string">
            <text:p>ZIP (PKA + TXT + PDF)</text:p>
          </table:table-cell>
          <table:table-cell table:style-name="ce24" office:value-type="string" calcext:value-type="string">
            <text:p>18 de maio 11:59PM</text:p>
          </table:table-cell>
          <table:table-cell table:style-name="ce36" table:content-validation-name="val2" office:value-type="string" calcext:value-type="string">
            <text:p>3. Alta</text:p>
          </table:table-cell>
          <table:table-cell table:style-name="ce41" table:content-validation-name="val4" office:value-type="string" calcext:value-type="string">
            <text:p>3. Em desenvolvimento</text:p>
          </table:table-cell>
          <table:table-cell table:number-columns-repeated="16376"/>
        </table:table-row>
        <table:table-row table:style-name="ro1">
          <table:table-cell/>
          <table:table-cell table:style-name="ce9" office:value-type="string" calcext:value-type="string">
            <text:p>Serviços de rede</text:p>
          </table:table-cell>
          <table:table-cell table:style-name="ce9" office:value-type="string" calcext:value-type="string">
            <text:p>Manuel Ramos</text:p>
          </table:table-cell>
          <table:table-cell table:style-name="ce9" office:value-type="string" calcext:value-type="string">
            <text:p>HSRP</text:p>
          </table:table-cell>
          <table:table-cell table:style-name="ce9" office:value-type="string" calcext:value-type="string">
            <text:p>PKA</text:p>
          </table:table-cell>
          <table:table-cell table:style-name="ce24" office:value-type="string" calcext:value-type="string">
            <text:p>18 de maio 11:59PM</text:p>
          </table:table-cell>
          <table:table-cell table:style-name="ce36" table:content-validation-name="val2" office:value-type="string" calcext:value-type="string">
            <text:p>1. Baixa</text:p>
          </table:table-cell>
          <table:table-cell table:style-name="ce41" table:content-validation-name="val4" office:value-type="string" calcext:value-type="string">
            <text:p>1. Por fazer</text:p>
          </table:table-cell>
          <table:table-cell table:number-columns-repeated="16376"/>
        </table:table-row>
        <table:table-row table:style-name="ro1" table:number-rows-repeated="34">
          <table:table-cell/>
          <table:table-cell table:style-name="Default" table:number-columns-repeated="7"/>
          <table:table-cell table:number-columns-repeated="16376"/>
        </table:table-row>
        <table:table-row table:style-name="ro1" table:number-rows-repeated="975">
          <table:table-cell table:number-columns-repeated="5"/>
          <table:table-cell table:content-validation-name="val1"/>
          <table:table-cell table:style-name="ce19" table:content-validation-name="val3"/>
          <table:table-cell table:style-name="ce28" table:content-validation-name="val5"/>
          <table:table-cell table:number-columns-repeated="16376"/>
        </table:table-row>
        <table:table-row table:style-name="ro1" table:number-rows-repeated="104755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Trabalhos.H4:Trabalhos.H11">
            <calcext:condition calcext:apply-style-name="4. Red" calcext:value="=&quot;1. Por fazer&quot;" calcext:base-cell-address="Trabalhos.H4"/>
            <calcext:condition calcext:apply-style-name="3. Orange" calcext:value="=&quot;2. Adiado&quot;" calcext:base-cell-address="Trabalhos.H4"/>
            <calcext:condition calcext:apply-style-name="2. Green" calcext:value="=&quot;3. Em desenvolvimento&quot;" calcext:base-cell-address="Trabalhos.H4"/>
            <calcext:condition calcext:apply-style-name="1. Blue" calcext:value="=&quot;0. Completo&quot;" calcext:base-cell-address="Trabalhos.H4"/>
          </calcext:conditional-format>
          <calcext:conditional-format calcext:target-range-address="Trabalhos.G4:Trabalhos.G11">
            <calcext:condition calcext:apply-style-name="2. Green" calcext:value="=&quot;1. Baixa&quot;" calcext:base-cell-address="Trabalhos.G4"/>
            <calcext:condition calcext:apply-style-name="3. Orange" calcext:value="=&quot;2. Média&quot;" calcext:base-cell-address="Trabalhos.G4"/>
            <calcext:condition calcext:apply-style-name="4. Red" calcext:value="=&quot;3. Alta&quot;" calcext:base-cell-address="Trabalhos.G4"/>
            <calcext:condition calcext:apply-style-name="1. Blue" calcext:value="=&quot;0. Completo&quot;" calcext:base-cell-address="Trabalhos.G4"/>
          </calcext:conditional-format>
        </calcext:conditional-formats>
      </table:table>
      <table:named-expressions/>
      <table:database-ranges>
        <table:database-range table:name="__Anonymous_Sheet_DB__0" table:target-range-address="Trabalhos.B3:Trabalhos.H4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Regular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1P0" style:volatile="true">
      <number:number number:decimal-places="0" number:min-decimal-places="0" number:min-integer-digits="1" number:grouping="true" number:display-factor="1000"/>
      <number:text>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 number:display-factor="1000"/>
      <number:text>€</number:text>
      <style:map style:condition="value()&gt;=0" style:apply-style-name="N131P0"/>
    </number:number-style>
    <number:number-style style:name="N10000" number:language="en" number:country="US">
      <number:number number:min-integer-digits="1"/>
    </number:number-style>
    <number:date-style style:name="N20128" number:language="pt" number:country="PT">
      <number:day number:style="long"/>
      <number:text> </number:text>
      <number:month number:style="long" number:textual="true"/>
    </number:date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4">
      <number:day number:style="long"/>
      <number:text> </number:text>
      <number:month number:style="long" number:textual="true"/>
    </number:date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time-style style:name="N147">
      <number:hours/>
      <number:text>:</number:text>
      <number:minutes number:style="long"/>
      <number:text> </number:text>
      <number:am-pm/>
    </number:time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number number:decimal-places="2" number:min-decimal-places="2" number:min-integer-digits="1" number:grouping="true"/>
      <number:text>   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8P2" style:volatile="true">
      <number:text> </number:text>
      <number:fill-character> </number:fill-character>
      <number:text>- €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hours/>
      <number:text>:</number:text>
      <number:minutes number:style="long"/>
    </number:time-style>
    <number:time-style style:name="N160">
      <number:hours/>
      <number:text>:</number:text>
      <number:minutes number:style="long"/>
      <number:text>:</number:text>
      <number:seconds number:style="long"/>
    </number:time-style>
    <number:date-style style:name="N16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63P0" style:volatile="true">
      <number:number number:decimal-places="0" number:min-decimal-places="0" number:min-integer-digits="1" number:grouping="true"/>
      <number:text>   </number:text>
    </number:number-style>
    <number:number-style style:name="N16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 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  </number:text>
    </number:number-style>
    <number:number-style style:name="N16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5P0"/>
    </number:number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9P2" style:volatile="true">
      <number:text> </number:text>
      <number:fill-character> </number:fill-character>
      <number:text>-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9" number:language="en" number:country="US">
      <number:day/>
      <number:text> </number:text>
      <number:month number:style="long" number:textual="true"/>
    </number:date-style>
    <number:date-style style:name="N20129" number:language="pt" number:country="PT">
      <number:day/>
      <number:text> de </number:text>
      <number:month number:style="long" number:textual="true"/>
    </number:date-style>
    <number:date-style style:name="N20130" number:language="pt" number:country="PT">
      <number:day/>
      <number:text> </number:text>
      <number:month number:style="long" number:textual="true"/>
    </number:date-style>
    <style:style style:name="Default" style:family="table-cell" style:data-style-name="N10000">
      <style:table-cell-properties style:diagonal-bl-tr="none" style:diagonal-tl-br="none" style:text-align-source="fix" style:repeat-content="false" fo:background-color="transparent" style:rotation-align="none" style:vertical-align="middle"/>
      <style:paragraph-properties fo:text-align="center"/>
      <style:text-properties style:font-name="Calibri" fo:font-family="Calibri" style:font-style-name="Regular" style:font-family-generic="swiss" style:font-pitch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._20_Green" style:display-name="2. Green" style:family="table-cell" style:parent-style-name="Default" style:data-style-name="N10000">
      <style:table-cell-properties fo:background-color="#afd095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1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1" style:font-family-complex="Calibri" style:font-family-generic-complex="swiss" style:font-size-complex="10pt" style:font-style-complex="normal" style:font-weight-complex="normal"/>
    </style:style>
    <style:style style:name="_31_._20_Blue" style:display-name="1. Blue" style:family="table-cell" style:parent-style-name="Default" style:data-style-name="N10000">
      <style:table-cell-properties fo:background-color="#96ca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1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1" style:font-family-complex="Calibri" style:font-family-generic-complex="swiss" style:font-size-complex="10pt" style:font-style-complex="normal" style:font-weight-complex="normal"/>
    </style:style>
    <style:style style:name="_33_._20_Orange" style:display-name="3. Orange" style:family="table-cell" style:parent-style-name="Default" style:data-style-name="N10000">
      <style:table-cell-properties fo:background-color="#ffe994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1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1" style:font-family-complex="Calibri" style:font-family-generic-complex="swiss" style:font-size-complex="10pt" style:font-style-complex="normal" style:font-weight-complex="normal"/>
    </style:style>
    <style:style style:name="_34_._20_Red" style:display-name="4. Red" style:family="table-cell" style:parent-style-name="Default" style:data-style-name="N10000">
      <style:table-cell-properties fo:background-color="#ffa6a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1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1" style:font-family-complex="Calibri" style:font-family-generic-complex="swiss" style:font-size-complex="10pt" style:font-style-complex="normal" style:font-weight-complex="normal"/>
    </style:style>
    <style:style style:name="Background" style:family="table-cell" style:parent-style-name="Default" style:data-style-name="N10000">
      <style:table-cell-properties fo:background-color="#00008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c0c0c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" style:family="table-cell" style:parent-style-name="Default" style:data-style-name="N10000">
      <style:table-cell-properties fo:background-color="#e6e6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B" style:display-name="Card B" style:family="table-cell" style:parent-style-name="Default" style:data-style-name="N10000">
      <style:table-cell-properties fo:border-bottom="0.06pt solid #00008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BL" style:display-name="Card BL" style:family="table-cell" style:parent-style-name="Default" style:data-style-name="N10000">
      <style:table-cell-properties fo:border-bottom="0.06pt solid #000080" fo:background-color="#e6e6ff" style:diagonal-bl-tr="none" style:diagonal-tl-br="none" style:text-align-source="fix" style:repeat-content="false" fo:wrap-option="wrap" fo:border-left="0.06pt solid #00008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BR" style:display-name="Card BR" style:family="table-cell" style:parent-style-name="Default" style:data-style-name="N10000">
      <style:table-cell-properties fo:border-bottom="0.06pt solid #000080" fo:background-color="#e6e6ff" style:diagonal-bl-tr="none" style:diagonal-tl-br="none" style:text-align-source="fix" style:repeat-content="false" fo:wrap-option="wrap" fo:border-left="none" style:direction="ltr" fo:border-right="0.06pt solid #00008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L" style:display-name="Card L" style:family="table-cell" style:parent-style-name="Default" style:data-style-name="N10000">
      <style:table-cell-properties fo:border-bottom="none" fo:background-color="#e6e6ff" style:diagonal-bl-tr="none" style:diagonal-tl-br="none" style:text-align-source="fix" style:repeat-content="false" fo:wrap-option="wrap" fo:border-left="0.06pt solid #00008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R" style:display-name="Card R" style:family="table-cell" style:parent-style-name="Default" style:data-style-name="N10000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0.06pt solid #00008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T" style:display-name="Card T" style:family="table-cell" style:parent-style-name="Default" style:data-style-name="N10000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8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TL" style:display-name="Card TL" style:family="table-cell" style:parent-style-name="Default" style:data-style-name="N10000">
      <style:table-cell-properties fo:border-bottom="none" fo:background-color="#e6e6ff" style:diagonal-bl-tr="none" style:diagonal-tl-br="none" style:text-align-source="fix" style:repeat-content="false" fo:wrap-option="wrap" fo:border-left="0.06pt solid #000080" style:direction="ltr" fo:border-right="none" style:rotation-angle="0" style:rotation-align="none" style:shrink-to-fit="false" fo:border-top="0.06pt solid #00008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TR" style:display-name="Card TR" style:family="table-cell" style:parent-style-name="Default" style:data-style-name="N10000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lumn_20_Header" style:display-name="Column Header" style:family="table-cell" style:parent-style-name="Default" style:data-style-name="N10000">
      <style:table-cell-properties fo:background-color="#e6e6ff" style:diagonal-bl-tr="none" style:diagonal-tl-br="none" style:text-align-source="fix" style:repeat-content="false" fo:wrap-option="wrap" fo:border="0.06pt solid #000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" style:family="table-cell" style:parent-style-name="Default" style:data-style-name="N104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sult2" style:family="table-cell" style:parent-style-name="Default" style:data-style-name="N131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Untitled1" style:family="table-cell" style:parent-style-name="Default" style:data-style-name="N10000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1" style:font-family-complex="Calibri" style:font-family-generic-complex="swiss" style:font-size-complex="10pt" style:font-style-complex="normal" style:font-weight-complex="normal"/>
    </style:style>
    <style:style style:name="ConditionalStyle_5f_8" style:display-name="ConditionalStyle_8" style:family="table-cell" style:parent-style-name="Default" style:data-style-name="N10000">
      <style:table-cell-properties fo:background-color="#fff5ce"/>
      <style:text-properties fo:color="#007cff" style:font-name="Calibri1" fo:font-family="Calibri" style:font-family-generic="swiss" style:font-name-complex="Calibri1" style:font-family-complex="Calibri" style:font-family-generic-complex="swiss"/>
    </style:style>
    <style:style style:name="ConditionalStyle_5f_9" style:display-name="ConditionalStyle_9" style:family="table-cell" style:parent-style-name="Default" style:data-style-name="N10000">
      <style:table-cell-properties fo:background-color="#fff5ce"/>
      <style:text-properties fo:color="#00a933" style:font-name="Calibri1" fo:font-family="Calibri" style:font-family-generic="swiss" style:font-name-complex="Calibri1" style:font-family-complex="Calibri" style:font-family-generic-complex="swiss"/>
    </style:style>
    <style:style style:name="ConditionalStyle_5f_10" style:display-name="ConditionalStyle_10" style:family="table-cell" style:parent-style-name="Default" style:data-style-name="N10000">
      <style:table-cell-properties fo:background-color="#fff5ce"/>
      <style:text-properties fo:color="#ff8000" style:font-name="Calibri1" fo:font-family="Calibri" style:font-family-generic="swiss" style:font-name-complex="Calibri1" style:font-family-complex="Calibri" style:font-family-generic-complex="swiss"/>
    </style:style>
    <style:style style:name="ConditionalStyle_5f_11" style:display-name="ConditionalStyle_11" style:family="table-cell" style:parent-style-name="Default" style:data-style-name="N10000">
      <style:table-cell-properties fo:background-color="#fff5ce"/>
      <style:text-properties fo:color="#ff0000" style:font-name="Calibri1" fo:font-family="Calibri" style:font-family-generic="swiss" style:font-name-complex="Calibri1" style:font-family-complex="Calibri" style:font-family-generic-complex="swiss"/>
    </style:style>
    <style:style style:name="_30_._20_Default" style:display-name="0. Default" style:family="table-cell" style:parent-style-name="Default">
      <style:table-cell-properties style:diagonal-bl-tr="none" style:diagonal-tl-br="none"/>
    </style:style>
    <style:style style:name="_30_._20_Default_20_Date" style:display-name="0. Default Date" style:family="table-cell" style:parent-style-name="_30_._20_Default" style:data-style-name="N2012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4:15:41.2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rabalhos" style:display-name="PageStyle_Trabalho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1T18:28:25</meta:creation-date>
    <dc:language>pt-PT</dc:language>
    <dc:date>2023-05-15T14:59:27.416000000</dc:date>
    <meta:editing-cycles>76</meta:editing-cycles>
    <meta:editing-duration>PT20H26M24S</meta:editing-duration>
    <meta:generator>LibreOffice/7.5.3.2$Windows_X86_64 LibreOffice_project/9f56dff12ba03b9acd7730a5a481eea045e468f3</meta:generator>
    <meta:document-statistic meta:table-count="1" meta:cell-count="64" meta:object-count="0"/>
    <meta:user-defined meta:name="AppVersion">15.0000</meta:user-defined>
  </office:meta>
</office:document-meta>
</file>